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8mm"/>
    </style:style>
    <style:style style:name="co2" style:family="table-column">
      <style:table-column-properties fo:break-before="auto" style:column-width="18.2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17.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ta1" style:family="table" style:master-page-name="PageStyle_5f_Repor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31" style:family="table-cell" style:parent-style-name="Default" style:data-style-name="N1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139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none" style:rotation-angle="0" style:rotation-align="none" style:shrink-to-fit="false" fo:border-top="0.74pt soli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border-left="0.74pt solid #4d4d4d" fo:padding="0.71mm" fo:border-right="none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39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0.74pt solid #000000" style:rotation-angle="90" style:rotation-align="bottom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4d4d4d" style:direction="ltr" fo:padding="0.71mm" style:rotation-angle="0" style:rotation-align="bottom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43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0.74pt solid #4d4d4d" style:direction="ltr" fo:padding="0.71mm" fo:border-right="0.74pt solid #4d4d4d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 style:data-style-name="N14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fo:border-bottom="none" style:cell-protect="none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 style:data-style-name="N140">
      <style:table-cell-properties style:glyph-orientation-vertical="0" fo:border-bottom="0.74pt solid #4d4d4d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140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4d4d4d" style:rotation-angle="0" style:rotation-align="none" style:shrink-to-fit="false" fo:border-top="0.74pt soli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0.74pt solid #4d4d4d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44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0.74pt solid #4d4d4d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40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4d4d4d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44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4d4d4d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cell-protect="protected" style:print-content="true" fo:padding="0.71mm"/>
    </style:style>
    <style:style style:name="ce72" style:family="table-cell" style:parent-style-name="Default">
      <style:table-cell-properties style:cell-protect="none" style:print-content="true" fo:padding="0.71mm"/>
    </style:style>
    <style:style style:name="ce73" style:family="table-cell" style:parent-style-name="Default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port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ce60"/>
        <table:table-column table:style-name="co3" table:number-columns-repeated="5" table:default-cell-style-name="ce65"/>
        <table:table-column table:style-name="co4" table:number-columns-repeated="236" table:default-cell-style-name="ce74"/>
        <table:table-column table:style-name="co4" table:number-columns-repeated="781" table:default-cell-style-name="Default"/>
        <table:table-row table:style-name="ro1" table:visibility="collapse">
          <table:table-cell table:style-name="ce31" office:value-type="string" calcext:value-type="string">
            <text:p>[onshow.dates;ope=tbs:num]</text:p>
          </table:table-cell>
          <table:table-cell table:style-name="ce55"/>
          <table:table-cell table:style-name="ce61" office:value-type="string" calcext:value-type="string">
            <text:p>[onshow.date1;ope=tbs:date]</text:p>
          </table:table-cell>
          <table:table-cell table:style-name="ce66" office:value-type="string" calcext:value-type="string">
            <text:p>[onshow.date2;ope=tbs:date]</text:p>
          </table:table-cell>
          <table:table-cell table:style-name="ce66" office:value-type="string" calcext:value-type="string">
            <text:p>[onshow.date3;ope=tbs:date]</text:p>
          </table:table-cell>
          <table:table-cell table:style-name="ce66" office:value-type="string" calcext:value-type="string">
            <text:p>[onshow.date4;ope=tbs:date]</text:p>
          </table:table-cell>
          <table:table-cell table:style-name="ce66" office:value-type="string" calcext:value-type="string">
            <text:p>[onshow.date5;ope=tbs:date]</text:p>
          </table:table-cell>
          <table:table-cell table:style-name="Default" table:number-columns-repeated="236"/>
          <table:table-cell table:number-columns-repeated="781"/>
        </table:table-row>
        <table:table-header-rows>
          <table:table-row table:style-name="ro1">
            <table:table-cell table:style-name="ce51" office:value-type="string" calcext:value-type="string">
              <text:p>[onshow.date1;ope=tbs:date]</text:p>
            </table:table-cell>
            <table:table-cell table:style-name="ce56" office:value-type="string" calcext:value-type="string">
              <text:p>Status</text:p>
            </table:table-cell>
            <table:table-cell table:style-name="ce62" office:value-type="string" calcext:value-type="string">
              <text:p>[onshow.date1;ope=tbs:date]</text:p>
            </table:table-cell>
            <table:table-cell table:style-name="ce62" table:formula="of:=IF(INDIRECT(&quot;a1&quot;)&gt;1;INDIRECT(&quot;D1&quot;);&quot;&quot;)" office:value-type="string" office:string-value="[onshow.date2;ope=tbs:date]" calcext:value-type="string">
              <text:p>[onshow.date2;ope=tbs:date]</text:p>
            </table:table-cell>
            <table:table-cell table:style-name="ce62" table:formula="of:=IF(INDIRECT(&quot;a1&quot;)&gt;2;INDIRECT(&quot;E1&quot;);&quot;&quot;)" office:value-type="string" office:string-value="[onshow.date3;ope=tbs:date]" calcext:value-type="string">
              <text:p>[onshow.date3;ope=tbs:date]</text:p>
            </table:table-cell>
            <table:table-cell table:style-name="ce62" table:formula="of:=IF(INDIRECT(&quot;a1&quot;)&gt;3;INDIRECT(&quot;F1&quot;);&quot;&quot;)" office:value-type="string" office:string-value="[onshow.date4;ope=tbs:date]" calcext:value-type="string">
              <text:p>[onshow.date4;ope=tbs:date]</text:p>
            </table:table-cell>
            <table:table-cell table:style-name="ce62" table:formula="of:=IF(INDIRECT(&quot;a1&quot;)&gt;4;INDIRECT(&quot;G1&quot;);&quot;&quot;)" office:value-type="string" office:string-value="[onshow.date5;ope=tbs:date]" calcext:value-type="string">
              <text:p>[onshow.date5;ope=tbs:date]</text:p>
            </table:table-cell>
            <table:table-cell table:style-name="ce71" table:number-columns-repeated="1002"/>
            <table:table-cell table:number-columns-repeated="15"/>
          </table:table-row>
        </table:table-header-rows>
        <table:table-row table:style-name="ro2">
          <table:table-cell table:style-name="nonmember" table:formula="of:=CONCATENATE(IF(INDIRECT(&quot;B&quot;&amp;ROW())=&quot;Member&quot;;T(ORG.OPENOFFICE.STYLE(&quot;member&quot;));T(ORG.OPENOFFICE.STYLE(&quot;nonmember&quot;)));&quot;[person.first_name;block=tbs:row]&quot;;&quot; &quot;;&quot;[person.last_name]&quot;)" office:value-type="string" office:string-value="[person.first_name;block=tbs:row] [person.last_name]" calcext:value-type="string">
            <text:p>[person.first_name;block=tbs:row] [person.last_name]</text:p>
          </table:table-cell>
          <table:table-cell table:style-name="ce57" office:value-type="string" calcext:value-type="string">
            <text:p>[person.status]</text:p>
          </table:table-cell>
          <table:table-cell table:style-name="ce63" office:value-type="string" calcext:value-type="string">
            <text:p>[person.date1_group1_letter]</text:p>
          </table:table-cell>
          <table:table-cell table:style-name="ce68" office:value-type="string" calcext:value-type="string">
            <text:p>[person.date2_group1_letter]</text:p>
          </table:table-cell>
          <table:table-cell table:style-name="ce68" office:value-type="string" calcext:value-type="string">
            <text:p>[person.date3_group1_letter]</text:p>
          </table:table-cell>
          <table:table-cell table:style-name="ce68" office:value-type="string" calcext:value-type="string">
            <text:p>[person.date4_group1_letter]</text:p>
          </table:table-cell>
          <table:table-cell table:style-name="ce69" office:value-type="string" calcext:value-type="string">
            <text:p>[person.date5_group1_letter]</text:p>
          </table:table-cell>
          <table:table-cell table:style-name="ce72" table:number-columns-repeated="1002"/>
          <table:table-cell table:number-columns-repeated="15"/>
        </table:table-row>
        <table:table-row table:style-name="ro1">
          <table:table-cell table:style-name="ce53" office:value-type="string" calcext:value-type="string" table:number-columns-spanned="2" table:number-rows-spanned="1">
            <text:p>Total Headcount</text:p>
          </table:table-cell>
          <table:covered-table-cell table:style-name="ce58"/>
          <table:table-cell table:style-name="ce64" office:value-type="string" calcext:value-type="string">
            <text:p>[onshow.headcount1;ope=tbs:num]</text:p>
          </table:table-cell>
          <table:table-cell table:style-name="ce64" office:value-type="string" calcext:value-type="string">
            <text:p>[onshow.headcount2;ope=tbs:num]</text:p>
          </table:table-cell>
          <table:table-cell table:style-name="ce64" office:value-type="string" calcext:value-type="string">
            <text:p>[onshow.headcount3;ope=tbs:num]</text:p>
          </table:table-cell>
          <table:table-cell table:style-name="ce64" office:value-type="string" calcext:value-type="string">
            <text:p>[onshow.headcount4;ope=tbs:num]</text:p>
          </table:table-cell>
          <table:table-cell table:style-name="ce70" office:value-type="string" calcext:value-type="string">
            <text:p>[onshow.headcount5;ope=tbs:num]</text:p>
          </table:table-cell>
          <table:table-cell table:style-name="ce73" table:number-columns-repeated="1002"/>
          <table:table-cell table:number-columns-repeated="15"/>
        </table:table-row>
        <table:table-row table:style-name="ro1">
          <table:table-cell table:style-name="ce53" office:value-type="string" calcext:value-type="string" table:number-columns-spanned="2" table:number-rows-spanned="1">
            <text:p>Total Present</text:p>
          </table:table-cell>
          <table:covered-table-cell table:style-name="ce58"/>
          <table:table-cell table:style-name="ce64" office:value-type="string" calcext:value-type="string">
            <text:p>[onshow.present1;ope=tbs:num]</text:p>
          </table:table-cell>
          <table:table-cell table:style-name="ce64" office:value-type="string" calcext:value-type="string">
            <text:p>[onshow.present2;ope=tbs:num]</text:p>
          </table:table-cell>
          <table:table-cell table:style-name="ce64" office:value-type="string" calcext:value-type="string">
            <text:p>[onshow.present3;ope=tbs:num]</text:p>
          </table:table-cell>
          <table:table-cell table:style-name="ce64" office:value-type="string" calcext:value-type="string">
            <text:p>[onshow.present4;ope=tbs:num]</text:p>
          </table:table-cell>
          <table:table-cell table:style-name="ce70" office:value-type="string" calcext:value-type="string">
            <text:p>[onshow.present5;ope=tbs:num]</text:p>
          </table:table-cell>
          <table:table-cell table:style-name="ce73" table:number-columns-repeated="1002"/>
          <table:table-cell table:number-columns-repeated="15"/>
        </table:table-row>
        <table:table-row table:style-name="ro1">
          <table:table-cell table:style-name="ce53" office:value-type="string" calcext:value-type="string" table:number-columns-spanned="2" table:number-rows-spanned="1">
            <text:p>Total Absent</text:p>
          </table:table-cell>
          <table:covered-table-cell table:style-name="ce58"/>
          <table:table-cell table:style-name="ce64" office:value-type="string" calcext:value-type="string">
            <text:p>[onshow.absent1;ope=tbs:num]</text:p>
          </table:table-cell>
          <table:table-cell table:style-name="ce64" office:value-type="string" calcext:value-type="string">
            <text:p>[onshow.absent2;ope=tbs:num]</text:p>
          </table:table-cell>
          <table:table-cell table:style-name="ce64" office:value-type="string" calcext:value-type="string">
            <text:p>[onshow.absent3;ope=tbs:num]</text:p>
          </table:table-cell>
          <table:table-cell table:style-name="ce64" office:value-type="string" calcext:value-type="string">
            <text:p>[onshow.absent4;ope=tbs:num]</text:p>
          </table:table-cell>
          <table:table-cell table:style-name="ce70" office:value-type="string" calcext:value-type="string">
            <text:p>[onshow.absent5;ope=tbs:num]</text:p>
          </table:table-cell>
          <table:table-cell table:style-name="ce73" table:number-columns-repeated="1002"/>
          <table:table-cell table:number-columns-repeated="15"/>
        </table:table-row>
        <table:table-row table:style-name="ro1">
          <table:table-cell table:style-name="ce53" office:value-type="string" calcext:value-type="string" table:number-columns-spanned="2" table:number-rows-spanned="1">
            <text:p>Extras</text:p>
          </table:table-cell>
          <table:covered-table-cell table:style-name="ce58"/>
          <table:table-cell table:style-name="ce64" office:value-type="string" calcext:value-type="string">
            <text:p>[onshow.extra1;ope=tbs:num]</text:p>
          </table:table-cell>
          <table:table-cell table:style-name="ce64" office:value-type="string" calcext:value-type="string">
            <text:p>[onshow.extra2;ope=tbs:num]</text:p>
          </table:table-cell>
          <table:table-cell table:style-name="ce64" office:value-type="string" calcext:value-type="string">
            <text:p>[onshow.extra3;ope=tbs:num]</text:p>
          </table:table-cell>
          <table:table-cell table:style-name="ce64" office:value-type="string" calcext:value-type="string">
            <text:p>[onshow.extra4;ope=tbs:num]</text:p>
          </table:table-cell>
          <table:table-cell table:style-name="ce70" office:value-type="string" calcext:value-type="string">
            <text:p>[onshow.extra5;ope=tbs:num]</text:p>
          </table:table-cell>
          <table:table-cell table:style-name="ce73" table:number-columns-repeated="1002"/>
          <table:table-cell table:number-columns-repeated="15"/>
        </table:table-row>
        <table:table-row table:style-name="ro1" table:number-rows-repeated="10">
          <table:table-cell/>
          <table:table-cell table:style-name="ce59"/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$</number:text>
      <number:number number:decimal-places="0" loext:min-decimal-places="0" number:min-integer-digits="1" number:grouping="true"/>
    </number:number-style>
    <number:number-style style:name="N110">
      <number:text>-$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</number:number-style>
    <number:number-style style:name="N113">
      <number:text>-$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9">
      <number:month number:style="long" number:textual="true"/>
      <number:text> - </number:text>
      <number:year number:style="long"/>
    </number:date-style>
    <number:date-style style:name="N140">
      <number:day/>
      <number:text> </number:text>
      <number:month number:textual="true"/>
    </number:date-style>
    <number:number-style style:name="N143P0" style:volatile="true">
      <number:text>✔ </number:text>
    </number:number-style>
    <number:number-style style:name="N143P1" style:volatile="true">
      <number:text/>
    </number:number-style>
    <number:number-style style:name="N143">
      <number:text/>
      <style:map style:condition="value()&gt;0" style:apply-style-name="N143P0"/>
      <style:map style:condition="value()&lt;0" style:apply-style-name="N143P1"/>
    </number:number-style>
    <number:number-style style:name="N144">
      <number:number number:decimal-places="0" loext:min-decimal-places="0" number:min-integer-digits="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H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pitch-complex="variable" style:font-size-complex="12pt" style:font-style-complex="italic" style:font-weight-complex="normal"/>
    </style:style>
    <style:style style:name="N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member" style:family="table-cell" style:parent-style-name="I1" style:data-style-name="N0">
      <style:table-cell-properties style:glyph-orientation-vertical="0" fo:border-bottom="0.74pt dotted #4d4d4d" style:cell-protect="none" style:print-content="true" style:diagonal-bl-tr="none" style:diagonal-tl-br="none" style:text-align-source="value-type" style:repeat-content="false" fo:background-color="transparent" fo:wrap-option="no-wrap" fo:border-left="0.74pt solid #4d4d4d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pitch-complex="variable" style:font-size-complex="12pt" style:font-style-complex="italic" style:font-weight-complex="normal"/>
    </style:style>
    <style:style style:name="nonmember" style:family="table-cell" style:parent-style-name="member">
      <style:table-cell-properties fo:border-bottom="0.74pt dotted #4d4d4d" fo:border-left="0.74pt solid #4d4d4d" fo:border-right="none" fo:border-top="none" loext:vertical-justify="auto"/>
      <style:paragraph-properties css3t:text-justify="auto"/>
      <style:text-properties fo:font-style="normal" style:font-style-asian="normal" style:font-style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14.99mm" fo:margin-left="10mm" fo:margin-right="0mm" style:first-page-number="continue" style:scale-to="100%" style:writing-mode="lr-tb" style:print="charts drawings grid objects zero-values"/>
      <style:header-style>
        <style:header-footer-properties fo:min-height="7.5mm" fo:margin-left="9mm" fo:margin-right="19mm" fo:margin-bottom="4.36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4">
      <style:page-layout-properties fo:page-width="210.01mm" fo:page-height="297mm" style:num-format="1" style:print-orientation="portrait" fo:margin-top="24.99mm" fo:margin-bottom="14.99mm" fo:margin-left="10mm" fo:margin-right="0mm" style:first-page-number="continue" style:scale-to="100%" style:writing-mode="lr-tb" style:print="charts drawings grid objects zero-values"/>
      <style:header-style>
        <style:header-footer-properties fo:min-height="7.5mm" fo:margin-left="9mm" fo:margin-right="19mm" fo:margin-bottom="4.39mm" style:shadow="none"/>
      </style:header-style>
      <style:footer-style>
        <style:header-footer-properties fo:min-height="7.5mm" fo:margin-left="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0">00/00/0000</text:date>, <text:time style:data-style-name="N2" text:time-value="16:42:08.411610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CHURCH OF CHRIST ROCKINGHAM 2017 – 2018</text:span></text:p>
      </style:header>
      <style:header-left style:display="false">
        <text:p><text:span text:style-name="MT1">CHURCH OF CHRIST ROCKINGHAM 2017 – 2018</text:span></text:p>
      </style:header-left>
      <style:footer style:display="false"/>
      <style:footer-left style:display="false"/>
    </style:master-page>
    <style:master-page style:name="PageStyle_5f_Report" style:display-name="PageStyle_Report" style:page-layout-name="Mpm4">
      <style:header>
        <text:p><text:span text:style-name="MT1">[onshow.system_name]</text:span></text:p>
        <text:p><text:span text:style-name="MT1">[onshow.group1]</text:span></text:p>
      </style:header>
      <style:header-left style:display="false">
        <text:p><text:span text:style-name="MT1">CHURCH OF CHRIST ROCKINGHAM 2017 – 2018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ception</meta:initial-creator>
    <meta:creation-date>2017-09-30T09:08:32</meta:creation-date>
    <dc:date>2018-01-20T16:42:42.741444250</dc:date>
    <meta:print-date>2017-11-28T10:55:52</meta:print-date>
    <meta:generator>LibreOffice/5.4.4.2$Linux_X86_64 LibreOffice_project/40m0$Build-2</meta:generator>
    <meta:editing-duration>PT4H43M11S</meta:editing-duration>
    <meta:editing-cycles>37</meta:editing-cycles>
    <meta:document-statistic meta:table-count="1" meta:cell-count="44" meta:object-count="0"/>
  </office:meta>
</office:document-meta>
</file>